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array_put.test_put_array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array_put.test_put_array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array_put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array_put.test_put_array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array_put.test_put_array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array_put.test_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array_put.test_se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